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2" svg:font-family="Arial, sans-serif"/>
    <style:font-face style:name="Lohit Hindi1" svg:font-family="'Lohit Hindi'"/>
    <style:font-face style:name="Lucida Grande" svg:font-family="'Lucida Grande', 'Lucida Sans Unicode', sans-serif"/>
    <style:font-face style:name="Open Sans" svg:font-family="'Open Sans'"/>
    <style:font-face style:name="OpenSymbol" svg:font-family="OpenSymbol"/>
    <style:font-face style:name="SpecialEliteRegular" svg:font-family="SpecialEliteRegular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line-height-at-least="0.542cm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line-height-at-least="0.513cm" fo:orphans="2" fo:widows="2" fo:text-indent="0cm" style:auto-text-indent="false" fo:background-color="transparent" fo:padding="0cm" fo:border="none">
        <style:background-image/>
      </style:paragraph-properties>
    </style:style>
    <style:style style:name="P4" style:family="paragraph" style:parent-style-name="Standard">
      <style:paragraph-properties fo:margin-left="0cm" fo:margin-right="0cm" style:line-height-at-least="0.513cm" fo:orphans="2" fo:widows="2" fo:text-indent="0cm" style:auto-text-indent="false"/>
      <style:text-properties fo:font-variant="normal" fo:text-transform="none" fo:color="#333333" style:font-name="Lucida Grande" fo:font-size="10.5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1" style:font-size-complex="16pt"/>
    </style:style>
    <style:style style:name="P7" style:family="paragraph" style:parent-style-name="Standard">
      <style:text-properties fo:language="zxx" fo:country="none" style:language-asian="zxx" style:country-asian="none"/>
    </style:style>
    <style:style style:name="P8" style:family="paragraph" style:parent-style-name="Standard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P9" style:family="paragraph" style:parent-style-name="Standard">
      <style:text-properties fo:font-variant="normal" fo:text-transform="none" fo:color="#333333" style:font-name="Lucida Grande" fo:font-size="10.5pt" fo:letter-spacing="normal" fo:font-style="normal" fo:font-weight="normal"/>
    </style:style>
    <style:style style:name="P10" style:family="paragraph" style:parent-style-name="List_20_Contents">
      <style:paragraph-properties fo:margin-left="1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6pt" fo:font-weight="bold" style:font-size-asian="16pt" style:font-weight-asian="bold" style:font-name-complex="Arial1" style:font-size-complex="16pt"/>
    </style:style>
    <style:style style:name="P12" style:family="paragraph" style:parent-style-name="Standard">
      <style:paragraph-properties fo:margin-left="0cm" fo:margin-right="0cm" fo:margin-top="0cm" fo:margin-bottom="0cm" style:line-height-at-least="0.542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2" fo:font-size="10.5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cm" style:line-height-at-least="0.6cm" fo:orphans="2" fo:widows="2" fo:text-indent="0cm" style:auto-text-indent="false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14" style:family="paragraph" style:parent-style-name="Standard">
      <style:paragraph-properties fo:margin-left="0cm" fo:margin-right="0cm" style:line-height-at-least="0.513cm" fo:orphans="2" fo:widows="2" fo:text-indent="0cm" style:auto-text-indent="false"/>
      <style:text-properties fo:font-variant="normal" fo:text-transform="none" fo:color="#333333" style:font-name="Lucida Grande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cm" style:line-height-at-least="0.513cm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6" style:family="paragraph" style:parent-style-name="Standard">
      <style:paragraph-properties fo:margin-left="0cm" fo:margin-right="0cm" style:line-height-at-least="0.513cm" fo:orphans="2" fo:widows="2" fo:text-indent="0cm" style:auto-text-indent="false"/>
    </style:style>
    <style:style style:name="P17" style:family="paragraph" style:parent-style-name="Standard">
      <style:text-properties fo:font-variant="normal" fo:text-transform="none" fo:color="#333333" style:font-name="Lucida Grande" fo:font-size="10.5pt" fo:letter-spacing="normal" fo:font-style="normal" fo:font-weight="norm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1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">
      <style:text-properties fo:language="zxx" fo:country="none" style:language-asian="zxx" style:country-asian="none"/>
    </style:style>
    <style:style style:name="P22" style:family="paragraph" style:parent-style-name="Standard">
      <style:text-properties fo:font-size="10.5pt"/>
    </style:style>
    <style:style style:name="P23" style:family="paragraph" style:parent-style-name="Text_20_body">
      <style:paragraph-properties fo:margin-left="0cm" fo:margin-right="0cm" fo:margin-top="0cm" fo:margin-bottom="0cm" style:line-height-at-least="0.628cm" fo:orphans="2" fo:widows="2" fo:text-indent="0cm" style:auto-text-indent="false" fo:padding="0cm" fo:border="none"/>
      <style:text-properties fo:font-variant="normal" fo:text-transform="none" fo:color="#000000" style:font-name="SpecialEliteRegular" fo:font-size="12.1499996185303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cm" style:line-height-at-least="0.628cm" fo:orphans="2" fo:widows="2" fo:text-indent="0cm" style:auto-text-indent="false" fo:padding="0cm" fo:border="none"/>
    </style:style>
    <style:style style:name="P25" style:family="paragraph" style:parent-style-name="Text_20_body" style:list-style-name="L1">
      <style:paragraph-properties fo:margin-top="0cm" fo:margin-bottom="0.101cm"/>
    </style:style>
    <style:style style:name="P26" style:family="paragraph" style:parent-style-name="Text_20_body" style:list-style-name="L1">
      <style:paragraph-properties fo:margin-top="0cm" fo:margin-bottom="0.101cm"/>
      <style:text-properties fo:font-size="10pt" style:font-size-asian="10pt" style:font-size-complex="10pt"/>
    </style:style>
    <style:style style:name="P27" style:family="paragraph" style:parent-style-name="Text_20_body" style:list-style-name="L2">
      <style:paragraph-properties fo:margin-top="0cm" fo:margin-bottom="0.101cm"/>
      <style:text-properties fo:font-size="10pt" style:font-size-asian="10pt" style:font-size-complex="10pt"/>
    </style:style>
    <style:style style:name="P28" style:family="paragraph" style:parent-style-name="Text_20_body" style:list-style-name="L2">
      <style:paragraph-properties fo:margin-top="0cm" fo:margin-bottom="0.101cm"/>
    </style:style>
    <style:style style:name="T1" style:family="text">
      <style:text-properties style:font-name-asian="Arial1"/>
    </style:style>
    <style:style style:name="T2" style:family="text">
      <style:text-properties fo:font-variant="normal" fo:text-transform="none" fo:color="#000000" style:font-name="Arial" fo:font-size="11.3500003814697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1.3500003814697pt" fo:letter-spacing="normal" fo:font-style="italic" fo:font-weight="normal"/>
    </style:style>
    <style:style style:name="T4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letter-spacing="normal" fo:font-style="normal" fo:font-weight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ucida Grande" fo:font-size="9.69999980926514pt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O4UX </text:span>Cue<text:span text:style-name="T1"> </text:span>Cards<text:span text:style-name="T1"> </text:span>(Palm<text:span text:style-name="T1"> </text:span>Cards)</text:p>
      <text:p text:style-name="P5"/>
      <text:p text:style-name="Standard"/>
      <text:p text:style-name="P7"><draw:frame draw:style-name="fr1" draw:name="Frame1" text:anchor-type="char" svg:x="9.724cm" svg:y="0.108cm" svg:width="7.645cm" svg:height="4.787cm" draw:z-index="0"><draw:text-box><text:p text:style-name="Standard">5<text:tab/><text:tab/><text:tab/><text:tab/>slide 3</text:p><text:p text:style-name="P1">Nah, F., "A study on tolerable waiting time: how long are Web users willing to wait?"</text:p><text:p text:style-name="P10"><text:span text:style-name="T3">Behaviour &amp; Information Technology</text:span><text:span text:style-name="T2"> 23, no. 3 (2004): 153-163.</text:span></text:p><text:p text:style-name="Standard"/><text:p text:style-name="P8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" text:anchor-type="char" svg:x="0.199cm" svg:y="0.108cm" svg:width="7.645cm" svg:height="4.787cm" draw:z-index="15"><draw:text-box><text:p text:style-name="Standard">1<text:tab/><text:tab/><text:tab/><text:tab/>slide 2</text:p><text:p text:style-name="Standard">Marissa Mayer – then Google’s vice president of search products and user experience <text:s/></text:p><text:p text:style-name="Standard"/><text:p text:style-name="Standard">10-result page loading in 0.4 seconds </text:p><text:p text:style-name="Standard">30-result page loading in 0.9 seconds.</text:p><text:p text:style-name="Standard"/><text:p text:style-name="Standard">Page speed Trump content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3" text:anchor-type="char" svg:x="9.724cm" svg:y="-0.019cm" svg:width="7.645cm" svg:height="4.787cm" draw:z-index="4"><draw:text-box><text:p text:style-name="Standard">6<text:tab/><text:tab/><text:tab/><text:tab/>slide 3</text:p><text:p text:style-name="P1">Fogg, B. J., et al., "What Makes Web Sites Credible? A Report on a Large Quantitative Study,"</text:p><text:p text:style-name="P10"><text:span text:style-name="T2">in </text:span><text:span text:style-name="T3">CHI 2001</text:span><text:span text:style-name="T2"> (Seattle, WA: March 31-April 5, 2001), 61-68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4" text:anchor-type="char" svg:x="0.199cm" svg:y="-0.019cm" svg:width="7.645cm" svg:height="4.787cm" draw:z-index="1"><draw:text-box><text:p text:style-name="Standard">2<text:tab/><text:tab/><text:tab/><text:tab/>slide 2</text:p><text:p text:style-name="Standard">Equation Research Survey for Compuware – Mobile users happy to sacrifice content in a mobile UX before speed; Expect same speed from mobile as Desktop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5" text:anchor-type="char" svg:x="9.724cm" svg:y="0.342cm" svg:width="7.645cm" svg:height="4.787cm" draw:z-index="5"><draw:text-box><text:p text:style-name="Standard">7<text:tab/><text:tab/><text:tab/><text:tab/>slide 3</text:p><text:p text:style-name="P1">Bouch, A., Kuchinsky, A., and N. Bhatti, "Quality is in the Eye of the Beholder: Meeting Users' Requirements for Internet Quality of Service,"</text:p><text:p text:style-name="P10"><text:span text:style-name="T2">in </text:span><text:span text:style-name="T3">CHI 2000</text:span><text:span text:style-name="T2"> (The Hague, The Netherlands: April 1-6, 2000), 297-304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6" text:anchor-type="char" svg:x="0.199cm" svg:y="0.342cm" svg:width="7.645cm" svg:height="4.787cm" draw:z-index="2"><draw:text-box><text:p text:style-name="Standard">3<text:tab/><text:tab/><text:tab/><text:tab/>slide 2</text:p><text:p text:style-name="Standard">Aberdeen and Forrester reports – widely cited. <text:s/></text:p><text:p text:style-name="Standard">$$$ not read.</text:p><text:p text:style-name="Standard">Supported by case study on UK e-tailor<text:line-break/>“Glasses Direct”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7" text:anchor-type="char" svg:x="9.724cm" svg:y="0.215cm" svg:width="7.645cm" svg:height="4.787cm" draw:z-index="6"><draw:text-box><text:p text:style-name="Standard">8<text:tab/><text:tab/><text:tab/><text:tab/>slide 3</text:p><text:p text:style-name="P2">Google page speed data collected via RUM</text:p><text:p text:style-name="P2">(Real User Monitoring)</text:p><text:p text:style-name="P2"/><text:p text:style-name="P12">Google Toolbar with the PageRank feature activated sends page speed results to Google for every page visited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8" text:anchor-type="char" svg:x="0.199cm" svg:y="0.215cm" svg:width="7.645cm" svg:height="4.787cm" draw:z-index="3"><draw:text-box><text:p text:style-name="Standard">4<text:tab/><text:tab/><text:tab/><text:tab/>slide 2</text:p><text:p text:style-name="Standard">Philip Dixon in 2009 at the Velocity conference</text:p><text:p text:style-name="Standard"/><text:p text:style-name="Standard">Presented details of re-development project.</text:p><text:p text:style-name="Standard"/><text:p text:style-name="Standard">Corolations to our own re-development project in terms of scope 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PO4UX </text:span>Cue<text:span text:style-name="T1"> </text:span>Cards<text:span text:style-name="T1"> </text:span>(Palm<text:span text:style-name="T1"> </text:span>Cards)</text:p>
      <text:p text:style-name="P5"/>
      <text:p text:style-name="Standard"/>
      <text:p text:style-name="P7"><draw:frame draw:style-name="fr1" draw:name="Frame9" text:anchor-type="char" svg:x="9.724cm" svg:y="0.108cm" svg:width="7.645cm" svg:height="4.787cm" draw:z-index="8"><draw:text-box><text:p text:style-name="Standard">13<text:tab/><text:tab/><text:tab/><text:tab/>slide 8</text:p><text:p text:style-name="Standard">use mod-deflate or mod-gzip</text:p><text:p text:style-name="Standard"/><text:p text:style-name="Standard">Highest weighting in yslow tool</text:p><text:p text:style-name="Standard"/><text:p text:style-name="Standard">Supported by all modern browsers since 1998/99</text:p><text:p text:style-name="Standard"/><text:p text:style-name="Standard">HTTP 1.1 standard “content-encoding”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0" text:anchor-type="char" svg:x="0.199cm" svg:y="0.108cm" svg:width="7.645cm" svg:height="4.787cm" draw:z-index="7"><draw:text-box><text:p text:style-name="Standard">9<text:tab/><text:tab/><text:tab/><text:tab/>slide 4</text:p><text:p text:style-name="Standard">Note subjective perceived onload event</text:p><text:p text:style-name="Standard"/><text:p text:style-name="Standard">hi light time to fetch components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11" text:anchor-type="char" svg:x="9.724cm" svg:y="-0.019cm" svg:width="7.645cm" svg:height="4.787cm" draw:z-index="12"><draw:text-box><text:p text:style-name="Standard">12<text:tab/><text:tab/><text:tab/><text:tab/>slide 8</text:p><text:p text:style-name="Standard">15% of capable browsers not sending appropriate accept encoding request. google</text:p><text:p text:style-name="Standard"/><text:p text:style-name="Standard">anti-virus software and web proxies can modify the web request removing or mangleing the “Accept-Encoding” header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2" text:anchor-type="char" svg:x="0.199cm" svg:y="-0.019cm" svg:width="7.645cm" svg:height="4.787cm" draw:z-index="9"><draw:text-box><text:p text:style-name="Standard">10<text:tab/><text:tab/><text:tab/><text:tab/>slide 5</text:p><text:p text:style-name="P4">The “backend” time is the time it takes the server to get the first byte back to the client. This typically includes the bulk of backend processing: database lookups, remote web service calls, stitching together HTML, etc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13" text:anchor-type="char" svg:x="9.724cm" svg:y="0.342cm" svg:width="7.645cm" svg:height="4.787cm" draw:z-index="13"><draw:text-box><text:p text:style-name="Standard">13 <text:span text:style-name="T5"><text:tab/><text:tab/><text:tab/><text:tab/>slide 8</text:span></text:p><text:p text:style-name="P3">Internet Explorer 6<text:line-break/>downgrades to http1.0 behind proxy</text:p><text:p text:style-name="P3"/><text:p text:style-name="P3">dropping Accept-Encoding header</text:p><text:p text:style-name="Standard"/><text:p text:style-name="Standard">36% of search without compression from IE6 Google</text:p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4" text:anchor-type="char" svg:x="0.199cm" svg:y="0.342cm" svg:width="7.645cm" svg:height="4.787cm" draw:z-index="10"><draw:text-box><text:p text:style-name="Standard">11<text:tab/><text:tab/><text:tab/><text:tab/>slide 6</text:p><text:p text:style-name="Standard"/><text:p text:style-name="P4">httparchive.org</text:p><text:p text:style-name="P4"/><text:p text:style-name="P4">pages are getting larger</text:p><text:p text:style-name="P4">and are containing more javascript</text:p><text:p text:style-name="P4">also the size of images served is increasing</text:p><text:p text:style-name="P4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15" text:anchor-type="char" svg:x="9.724cm" svg:y="0.215cm" svg:width="7.645cm" svg:height="4.787cm" draw:z-index="14"><draw:text-box><text:p text:style-name="Standard">14<text:span text:style-name="T5"><text:tab/><text:tab/><text:tab/><text:tab/>slide 8</text:span></text:p><text:p text:style-name="P9"/><text:p text:style-name="P9">Forcing compression improve page load times</text:p><text:p text:style-name="Standard"/><text:p text:style-name="Standard">Google method uses cookie javascript and an iframe to manually check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6" text:anchor-type="char" svg:x="0.199cm" svg:y="0.215cm" svg:width="7.645cm" svg:height="4.787cm" draw:z-index="11"><draw:text-box><text:p text:style-name="Standard">12<text:tab/><text:tab/><text:tab/><text:tab/>slide 6</text:p><text:p text:style-name="Standard"/><text:p text:style-name="Standard">Small is fast</text:p><text:p text:style-name="Standard">Simple is fast</text:p><text:p text:style-name="Standard"/><text:p text:style-name="Standard">Fast Rules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PO4UX </text:span>Cue<text:span text:style-name="T1"> </text:span>Cards<text:span text:style-name="T1"> </text:span>(Palm<text:span text:style-name="T1"> </text:span>Cards)</text:p>
      <text:p text:style-name="P5"/>
      <text:p text:style-name="Standard"/>
      <text:p text:style-name="P7"><draw:frame draw:style-name="fr1" draw:name="Frame17" text:anchor-type="char" svg:x="0.199cm" svg:y="0.108cm" svg:width="7.645cm" svg:height="4.787cm" draw:z-index="16"><draw:text-box><text:p text:style-name="Standard">15<text:tab/><text:tab/><text:tab/><text:tab/>slide 9</text:p><text:p text:style-name="Standard">make use of client Cache</text:p><text:p text:style-name="Standard"/><text:p text:style-name="Standard">Also highest weighting in yslow tool</text:p><text:p text:style-name="Standard"/><text:p text:style-name="Standard">40-60% of visitors will have a primed cache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18" text:anchor-type="char" svg:x="9.724cm" svg:y="0.108cm" svg:width="7.645cm" svg:height="4.787cm" draw:z-index="17"><draw:text-box><text:p text:style-name="Standard">19<text:tab/><text:tab/><text:tab/><text:tab/>slide 10</text:p><text:p text:style-name="Standard">Latency is unavoidable so plan to minimize it.</text:p><text:p text:style-name="Standard"/><text:p text:style-name="Standard">50-60ms average AU based server RTT</text:p><text:p text:style-name="Standard">100-200 singapore tokyo based</text:p><text:p text:style-name="Standard">150-250 US based</text:p><text:p text:style-name="Standard">300+ EU based</text:p><text:p text:style-name="Standard">game study and amazon EC2 cloud servers</text:p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19" text:anchor-type="char" svg:x="0.199cm" svg:y="-0.019cm" svg:width="7.645cm" svg:height="4.787cm" draw:z-index="18"><draw:text-box><text:p text:style-name="Standard">16<text:tab/><text:tab/><text:tab/><text:tab/>slide 9</text:p><text:p text:style-name="P4"/><text:p text:style-name="P4">Set Expires headers on as much content as possible including scripts and stylesheets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2" text:anchor-type="char" svg:x="9.724cm" svg:y="-0.019cm" svg:width="7.645cm" svg:height="4.787cm" draw:z-index="21"><draw:text-box><text:p text:style-name="Standard">20<text:tab/><text:tab/><text:tab/><text:tab/>slide 10</text:p><text:p text:style-name="Standard"/><text:p text:style-name="Standard">Can only download 2 components in parallel per hostname depending on http version of response and the users browser.</text:p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20" text:anchor-type="char" svg:x="0.199cm" svg:y="0.342cm" svg:width="7.645cm" svg:height="4.787cm" draw:z-index="19"><draw:text-box><text:p text:style-name="Standard">17<text:tab/><text:tab/><text:tab/><text:tab/>slide 9</text:p><text:p text:style-name="P9">Don't include a query string in the URL for static resources. </text:p><text:p text:style-name="P9"/><text:p text:style-name="P9">Most proxies, most notably Squid up through version 3.0, do not cache resources with a "?" in their URL even if a Cache-control: public header is present in the response. </text:p><text:p text:style-name="P4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3" text:anchor-type="char" svg:x="9.724cm" svg:y="0.342cm" svg:width="7.645cm" svg:height="4.787cm" draw:z-index="22"><draw:text-box><text:p text:style-name="Standard">21<text:span text:style-name="T5"><text:tab/><text:tab/><text:tab/><text:tab/>slide 10</text:span></text:p><text:p text:style-name="Standard">17-18 http request will incur 1 second of latency.</text:p><text:p text:style-name="Standard"/><text:p text:style-name="Standard">Average AU broadband speed is7.9mbps or 8089.6kbps</text:p><text:p text:style-name="Standard"/><text:p text:style-name="Standard">922.29 / 8089.6kbps = 0.114009345s</text:p><text:p text:style-name="Standard">with 123 reqs - rpp dashboard loads in 3.16s </text:p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21" text:anchor-type="char" svg:x="0.199cm" svg:y="0.215cm" svg:width="7.645cm" svg:height="4.787cm" draw:z-index="20"><draw:text-box><text:p text:style-name="Standard">18<text:tab/><text:tab/><text:tab/><text:tab/>slide 9</text:p><text:p text:style-name="Standard">Don't set cookies on caching for resources. </text:p><text:p text:style-name="Standard"/><text:p text:style-name="Standard">Many proxies won't actually cache any resources with cookie headers set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4" text:anchor-type="char" svg:x="9.724cm" svg:y="0.215cm" svg:width="7.645cm" svg:height="4.787cm" draw:z-index="23"><draw:text-box><text:p text:style-name="P9">22<text:tab/><text:tab/><text:tab/><text:tab/>slide 10</text:p><text:p text:style-name="Standard">SPDY protocol developed by google<text:line-break/>designed to be low-latency by multiplexing <text:span text:style-name="T4">the transfer of web page subresources so that only one connection per client is required</text:span></text:p><text:p text:style-name="Standard"><text:span text:style-name="T4"/></text:p><text:p text:style-name="Standard"><text:span text:style-name="T4">used by google and twitter but not yet primetime.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PO4UX </text:span>Cue<text:span text:style-name="T1"> </text:span>Cards<text:span text:style-name="T1"> </text:span>(Palm<text:span text:style-name="T1"> </text:span>Cards)</text:p>
      <text:p text:style-name="P5"/>
      <text:p text:style-name="Standard"/>
      <text:p text:style-name="P7"><draw:frame draw:style-name="fr1" draw:name="Frame25" text:anchor-type="char" svg:x="0.199cm" svg:y="0.108cm" svg:width="7.645cm" svg:height="4.787cm" draw:z-index="24"><draw:text-box><text:p text:style-name="Standard">23<text:tab/><text:tab/><text:tab/><text:tab/>slide 11</text:p><text:p text:style-name="P23">A content delivery network (CDN) is a collection of web servers distributed across multiple locations to deliver content more efficiently to users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26" text:anchor-type="char" svg:x="9.724cm" svg:y="0.108cm" svg:width="7.645cm" svg:height="4.787cm" draw:z-index="25"><draw:text-box><text:p text:style-name="Standard">27<text:tab/><text:tab/><text:tab/><text:tab/>slide 14</text:p><text:p text:style-name="Standard"/><text:p text:style-name="Standard">Allows greater caching </text:p><text:p text:style-name="Standard"/><text:p text:style-name="Standard">for unprimed home page consider using dynamic inlining.</text:p><text:p text:style-name="Standard"/><text:p text:style-name="Standard"><text:a xlink:type="simple" xlink:href="http://stevesouders.com/hpws/dynamic-inlining.php">http://stevesouders.com/hpws/dynamic-inlining.php</text:a></text:p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27" text:anchor-type="char" svg:x="0.199cm" svg:y="-0.019cm" svg:width="7.645cm" svg:height="4.787cm" draw:z-index="26"><draw:text-box><text:p text:style-name="Standard">24<text:tab/><text:tab/><text:tab/><text:tab/>slide 11</text:p><text:p text:style-name="P23">The server selected for delivering content to a specific user is typically based on a measure of network proximity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0" text:anchor-type="char" svg:x="9.724cm" svg:y="-0.019cm" svg:width="7.645cm" svg:height="4.787cm" draw:z-index="31"><draw:text-box><text:p text:style-name="Standard">28<text:tab/><text:tab/><text:tab/><text:tab/>slide 15</text:p><text:list xml:id="list1738808130" text:style-name="L1"><text:list-item><text:p text:style-name="P26">JSMin <text:s/>http://crockford.com/javascript/jsmin</text:p></text:list-item><text:list-item><text:p text:style-name="P26">Closure compiler <text:s text:c="2"/>http://code.google.com/intl/pl/closure/compiler/</text:p></text:list-item><text:list-item><text:p text:style-name="P26">YUICompressor (also does CSS) <text:s/>http://developer.yahoo.com/yui/compressor/</text:p></text:list-item><text:list-item><text:p text:style-name="P25"><text:span text:style-name="T7">AjaxMin (also does CSS) <text:s/></text:span><text:a xlink:type="simple" xlink:href="http://ajaxmin.codeplex.com/"><text:span text:style-name="T7">http://ajaxmin.codeplex.com/</text:span></text:a></text:p></text:list-item><text:list-item><text:p text:style-name="P25"><text:span text:style-name="T7">UglifyJS <text:s text:c="2"/></text:span><text:a xlink:type="simple" xlink:href="https://github.com/mishoo/UglifyJS"><text:span text:style-name="T7">https://github.com/mishoo/UglifyJS</text:span></text:a></text:p></text:list-item></text:list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28" text:anchor-type="char" svg:x="0.199cm" svg:y="0.342cm" svg:width="7.645cm" svg:height="4.787cm" draw:z-index="27"><draw:text-box><text:p text:style-name="Standard">25<text:tab/><text:tab/><text:tab/><text:tab/>slide 12</text:p><text:p text:style-name="P4"/><text:p text:style-name="Standard">Flash of a blank white screen.</text:p><text:p text:style-name="Standard"/><text:p text:style-name="Standard"/><text:p text:style-name="Standard"><text:a xlink:type="simple" xlink:href="http://stevesouders.com/hpws/rule-css-top.php">http://stevesouders.com/hpws/rule-css-top.php</text:a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1" text:anchor-type="char" svg:x="9.724cm" svg:y="0.342cm" svg:width="7.645cm" svg:height="4.787cm" draw:z-index="29"><draw:text-box><text:p text:style-name="Standard">29<text:span text:style-name="T5"><text:tab/><text:tab/><text:tab/><text:tab/>slide 15</text:span></text:p><text:list xml:id="list1125069378" text:style-name="L2"><text:list-item><text:p text:style-name="P27">CSSTidy <text:s/>http://csstidy.sourceforge.net/</text:p></text:list-item><text:list-item><text:p text:style-name="P27">Minify <text:s/>http://code.google.com/p/minify/</text:p></text:list-item><text:list-item><text:p text:style-name="P27">YUICompressor (also does JS)</text:p></text:list-item><text:list-item><text:p text:style-name="P27">AjaxMin (also does JS)</text:p></text:list-item><text:list-item><text:p text:style-name="P28"><text:span text:style-name="T7">CSSCompressor <text:s/></text:span><text:a xlink:type="simple" xlink:href="http://www.csscompressor.com/"><text:span text:style-name="T7">http://www.csscompressor.com/</text:span></text:a></text:p></text:list-item><text:list-item><text:p text:style-name="P28"><text:span text:style-name="T7">Clean-css </text:span><text:a xlink:type="simple" xlink:href="https://github.com/GoalSmashers/clean-css"><text:span text:style-name="T7">https://github.com/GoalSmashers/clean-css</text:span></text:a></text:p></text:list-item></text:list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29" text:anchor-type="char" svg:x="0.199cm" svg:y="0.215cm" svg:width="7.645cm" svg:height="4.787cm" draw:z-index="28"><draw:text-box><text:p text:style-name="Standard">26<text:tab/><text:tab/><text:tab/><text:tab/>slide 13</text:p><text:p text:style-name="Standard"/><text:p text:style-name="Standard"/><text:p text:style-name="Standard">Javascript blocks rendering.</text:p><text:p text:style-name="Standard"/><text:p text:style-name="Standard"/><text:p text:style-name="Standard"/><text:p text:style-name="Standard"><text:a xlink:type="simple" xlink:href="http://stevesouders.com/hpws/rule-js-bottom.php">http://stevesouders.com/hpws/rule-js-bottom.php</text:a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2" text:anchor-type="char" svg:x="9.724cm" svg:y="0.215cm" svg:width="7.645cm" svg:height="4.787cm" draw:z-index="30"><draw:text-box><text:p text:style-name="P9">30<text:tab/><text:tab/><text:tab/><text:tab/>slide 16</text:p><text:p text:style-name="P18">One of the most wasteful redirects happens frequently and web developers are generally not aware of it. It occurs when a trailing slash (/) is missing from a URL that should otherwise have one. For example, going to http://astrology.yahoo.com/astrology results in a 301 response containing a redirect to http://astrology.yahoo.com/astrology/ (notice the added trailing slash)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PO4UX </text:span>Cue<text:span text:style-name="T1"> </text:span>Cards<text:span text:style-name="T1"> </text:span>(Palm<text:span text:style-name="T1"> </text:span>Cards)</text:p>
      <text:p text:style-name="P5"/>
      <text:p text:style-name="Standard"/>
      <text:p text:style-name="P7"><draw:frame draw:style-name="fr1" draw:name="Frame33" text:anchor-type="char" svg:x="0.199cm" svg:y="0.108cm" svg:width="7.645cm" svg:height="4.787cm" draw:z-index="32"><draw:text-box><text:p text:style-name="Standard">31<text:tab/><text:tab/><text:tab/><text:tab/>slide 17</text:p><text:p text:style-name="P13">Most users have asymmetric Internet connections: upload-to-download bandwidth ratios are commonly in the range of 1:4 to 1:20.</text:p><text:p text:style-name="Standard"/><text:p text:style-name="Standard">500-byte header up = 10kb header down.</text:p><text:p text:style-name="Standard">More because request aren't compressed.</text:p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4" text:anchor-type="char" svg:x="9.724cm" svg:y="0.108cm" svg:width="7.645cm" svg:height="4.787cm" draw:z-index="33"><draw:text-box><text:p text:style-name="Standard">35<text:tab/><text:tab/><text:tab/><text:tab/>slide 20</text:p><text:p text:style-name="Standard"/><text:p text:style-name="Standard"/><text:p text:style-name="Standard">flush after header and css but before heavy database work.</text:p><text:p text:style-name="Standard"/><text:p text:style-name="Standard"/><text:p text:style-name="P15"><text:span text:style-name="T8">8K of compressed content for older apache</text:span></text:p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35" text:anchor-type="char" svg:x="0.199cm" svg:y="-0.019cm" svg:width="7.645cm" svg:height="4.787cm" draw:z-index="34"><draw:text-box><text:p text:style-name="Standard">32<text:tab/><text:tab/><text:tab/><text:tab/>slide 18</text:p><text:p text:style-name="P24">dns query time for rpdata from my home was 44ms</text:p><text:p text:style-name="Standard"/><text:p text:style-name="Standard">balance num of hostname to increase parallel downloading with time for DNS</text:p><text:p text:style-name="Standard"/><text:p text:style-name="Standard">suggested at least 2 not more than 4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40" text:anchor-type="char" svg:x="9.724cm" svg:y="-0.019cm" svg:width="7.645cm" svg:height="4.787cm" draw:z-index="39"><draw:text-box><text:p text:style-name="Standard">36<text:tab/><text:tab/><text:tab/><text:tab/>slide 20</text:p><text:p text:style-name="Standard"/><text:p text:style-name="Standard">XMLHttpRequest object implements POST as two step: headers then data</text:p><text:p text:style-name="Standard"/><text:p text:style-name="Standard">GET sends headers and data together.</text:p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36" text:anchor-type="char" svg:x="0.199cm" svg:y="0.342cm" svg:width="7.645cm" svg:height="4.787cm" draw:z-index="35"><draw:text-box><text:p text:style-name="Standard">33<text:tab/><text:tab/><text:tab/><text:tab/>slide 19</text:p><text:p text:style-name="P16">More common than you think<text:line-break/><text:line-break/>Server side templating and content management systems usually the culprit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8" text:anchor-type="char" svg:x="9.724cm" svg:y="0.342cm" svg:width="7.645cm" svg:height="4.787cm" draw:z-index="37"><draw:text-box><text:p text:style-name="Standard"><text:span text:style-name="T5">37<text:tab/><text:tab/><text:tab/><text:tab/>slide 20</text:span></text:p><text:p text:style-name="Standard"/><text:p text:style-name="Standard">large % of packet is </text:p><text:p text:style-name="Standard">ethernet header<text:line-break/>ip header </text:p><text:p text:style-name="Standard">tcp header</text:p><text:p text:style-name="Standard">http header</text:p><text:p text:style-name="Standard"/><text:p text:style-name="Standard">same for each packet sent.</text:p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Frame37" text:anchor-type="char" svg:x="0.199cm" svg:y="0.215cm" svg:width="7.645cm" svg:height="4.787cm" draw:z-index="36"><draw:text-box><text:p text:style-name="Standard">34<text:tab/><text:tab/><text:tab/><text:tab/>slide 20</text:p><text:p text:style-name="Standard">Etags or entity tags file fingerprint for cache .</text:p><text:p text:style-name="Standard">Does not work with farms.</text:p><text:p text:style-name="Standard"/><text:p text:style-name="Standard">Turn of and increase Cache benefit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draw:frame draw:style-name="fr1" draw:name="Frame39" text:anchor-type="char" svg:x="9.724cm" svg:y="0.215cm" svg:width="7.645cm" svg:height="4.787cm" draw:z-index="38"><draw:text-box><text:p text:style-name="P22"><text:span text:style-name="T6">38<text:tab/><text:tab/><text:tab/><text:tab/>slide 23</text:span></text:p><text:p text:style-name="Standard"/><text:p text:style-name="Standard">mod_pagespeed not as good as optimizing you site but will give you a cheap improvement.</text:p><text:p text:style-name="Standard"/><text:p text:style-name="Standard">I don't believe it is a long term solution.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Arial2" svg:font-family="Arial, sans-serif"/>
    <style:font-face style:name="Lohit Hindi1" svg:font-family="'Lohit Hindi'"/>
    <style:font-face style:name="Lucida Grande" svg:font-family="'Lucida Grande', 'Lucida Sans Unicode', sans-serif"/>
    <style:font-face style:name="Open Sans" svg:font-family="'Open Sans'"/>
    <style:font-face style:name="OpenSymbol" svg:font-family="OpenSymbol"/>
    <style:font-face style:name="SpecialEliteRegular" svg:font-family="SpecialEliteRegular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bate Cue Cards (Palm Cards) Template</dc:title>
    <meta:initial-creator>TLC</meta:initial-creator>
    <meta:creation-date>2006-10-20T14:38:00</meta:creation-date>
    <dc:date>2012-11-22T00:03:04</dc:date>
    <meta:editing-cycles>7</meta:editing-cycles>
    <meta:editing-duration>PT14H43M7S</meta:editing-duration>
    <meta:generator>LibreOffice/3.4$Linux LibreOffice_project/340m1$Build-402</meta:generator>
    <meta:document-statistic meta:table-count="0" meta:image-count="0" meta:object-count="0" meta:page-count="5" meta:paragraph-count="149" meta:word-count="1049" meta:character-count="6635" meta:non-whitespace-character-count="5600"/>
    <meta:user-defined meta:name="Info 1"/>
    <meta:user-defined meta:name="Info 2"/>
    <meta:user-defined meta:name="Info 3"/>
    <meta:user-defined meta:name="Info 4"/>
  </office:meta>
</office:document-meta>
</file>